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'lucida grande', tahoma, verdana, arial, sans-serif"/>
    <style:font-face style:name="Helvetica Neue1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472in" style:contextual-spacing="false" style:line-height-at-least="0.1409in" fo:text-align="start" style:justify-single-word="false" fo:text-indent="0in" style:auto-text-indent="false"/>
      <style:text-properties fo:font-variant="normal" fo:text-transform="none" fo:color="#141823" style:font-name="Helvetica Neue" fo:font-size="7.90000009536743pt" fo:letter-spacing="normal" fo:font-style="normal" fo:font-weight="normal"/>
    </style:style>
    <style:style style:name="P2" style:family="paragraph" style:parent-style-name="Standard">
      <style:text-properties style:font-name="Helvetica Neue1" fo:font-size="36pt" style:font-size-asian="31.5pt" style:font-size-complex="36pt"/>
    </style:style>
    <style:style style:name="P3" style:family="paragraph" style:parent-style-name="Standard">
      <style:text-properties style:font-name="Helvetica Neue1" fo:font-size="36pt" fo:font-weight="bold" officeooo:rsid="001d1e83" officeooo:paragraph-rsid="001d1e83" style:font-size-asian="31.5pt" style:font-weight-asian="bold" style:font-size-complex="36pt" style:font-weight-complex="bold"/>
    </style:style>
    <style:style style:name="P4" style:family="paragraph" style:parent-style-name="Standard">
      <style:text-properties style:font-name="Helvetica Neue1" fo:font-size="13pt" fo:font-weight="bold" officeooo:rsid="001f4d8c" officeooo:paragraph-rsid="001f4d8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style:font-name="Helvetica Neue1" fo:font-size="13pt" fo:font-weight="normal" officeooo:rsid="001d1e83" officeooo:paragraph-rsid="001d1e83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style:font-name="Helvetica Neue1" fo:font-size="13pt" fo:font-weight="normal" officeooo:rsid="001e11dd" officeooo:paragraph-rsid="001e11dd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style:font-name="Helvetica Neue1" fo:font-size="13pt" fo:font-weight="normal" officeooo:rsid="001f4d8c" officeooo:paragraph-rsid="001f4d8c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style:font-name="Helvetica Neue1" fo:font-size="10pt" style:text-underline-style="solid" style:text-underline-width="auto" style:text-underline-color="font-color" fo:font-weight="normal" officeooo:rsid="001e11dd" officeooo:paragraph-rsid="001e11dd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Helvetica Neue1" fo:font-size="7pt" fo:font-weight="normal" officeooo:rsid="001e11dd" officeooo:paragraph-rsid="001e11dd" style:font-size-asian="6.09999990463257pt" style:font-weight-asian="normal" style:font-size-complex="7pt" style:font-weight-complex="normal"/>
    </style:style>
    <style:style style:name="P10" style:family="paragraph" style:parent-style-name="Standard">
      <style:text-properties fo:font-variant="normal" fo:text-transform="none" fo:color="#141823" style:font-name="Helvetica Neue" fo:font-size="7.90000009536743pt" fo:letter-spacing="normal" fo:font-style="normal" fo:font-weight="normal" officeooo:paragraph-rsid="001d1e83"/>
    </style:style>
    <style:style style:name="P11" style:family="paragraph" style:parent-style-name="Text_20_body">
      <style:paragraph-properties fo:margin-left="0in" fo:margin-right="0in" fo:margin-top="0in" fo:margin-bottom="0.0472in" style:contextual-spacing="false" style:line-height-at-least="0.1409in" fo:text-align="start" style:justify-single-word="false" fo:text-indent="0in" style:auto-text-indent="false"/>
      <style:text-properties fo:font-variant="normal" fo:text-transform="none" fo:color="#141823" style:font-name="Helvetica Neue" fo:font-size="7pt" fo:letter-spacing="normal" fo:font-style="normal" fo:font-weight="normal" officeooo:rsid="001f4d8c" officeooo:paragraph-rsid="001fe864" style:font-size-asian="7pt" style:font-weight-asian="normal" style:font-size-complex="7pt" style:font-weight-complex="normal"/>
    </style:style>
    <style:style style:name="P12" style:family="paragraph" style:parent-style-name="Standard">
      <style:paragraph-properties fo:margin-left="0in" fo:margin-right="0in" fo:margin-top="0in" fo:margin-bottom="0.0472in" style:contextual-spacing="false" style:line-height-at-least="0.1409in" fo:text-align="start" style:justify-single-word="false" fo:text-indent="0in" style:auto-text-indent="false"/>
      <style:text-properties fo:font-variant="normal" fo:text-transform="none" fo:color="#141823" style:font-name="Helvetica Neue1" fo:font-size="13pt" fo:letter-spacing="normal" fo:font-style="normal" fo:font-weight="bold" officeooo:rsid="002006b2" officeooo:paragraph-rsid="002006b2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margin-left="0in" fo:margin-right="0in" fo:margin-top="0in" fo:margin-bottom="0.0472in" style:contextual-spacing="false" style:line-height-at-least="0.1409in" fo:text-align="start" style:justify-single-word="false" fo:text-indent="0in" style:auto-text-indent="false"/>
      <style:text-properties fo:font-variant="normal" fo:text-transform="none" fo:color="#141823" style:font-name="Helvetica Neue1" fo:font-size="10pt" fo:letter-spacing="normal" fo:font-style="normal" fo:font-weight="bold" officeooo:rsid="002006b2" officeooo:paragraph-rsid="002006b2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Scure Coding Standards</text:p>
      <text:p text:style-name="P3"/>
      <text:p text:style-name="P5"/>
      <text:p text:style-name="P5"/>
      <text:p text:style-name="P5"/>
      <text:p text:style-name="P5">Revision 0.00</text:p>
      <text:p text:style-name="P5">10/3/1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"/>
      <text:p text:style-name="P6"><text:soft-page-break/><text:span text:style-name="T1">GitHub</text:span> </text:p>
      <text:p text:style-name="P9"/>
      <text:p text:style-name="P8">Merging Code to the Master Branch</text:p>
      <text:p text:style-name="P9"/>
      <text:p text:style-name="P9">All code that gets merged/committed to the master branch must be approved via code review from a minimum of 1 other person before doing so. <text:s/></text:p>
      <text:p text:style-name="P9"/>
      <text:p text:style-name="P9"/>
      <text:p text:style-name="P8">Testing / Development Branch</text:p>
      <text:p text:style-name="P9"/>
      <text:p text:style-name="P9">Users fork a copy of the codebase from the master branch to their own local sandbox directory. <text:s/>Once the changes are made, the user should merge the changes into one of the testing/development branches. <text:s/>Once the code passes testing, it will then get submitted for a code review before merging to the master branch. <text:s/></text:p>
      <text:p text:style-name="P9"/>
      <text:p text:style-name="P9"/>
      <text:p text:style-name="P4">Web Application Development</text:p>
      <text:p text:style-name="P7"/>
      <text:p text:style-name="P11">Web code should be developed and tested on local server. Uploaded to staging server. Merge to production site.</text:p>
      <text:p text:style-name="P11"/>
      <text:p text:style-name="P11"/>
      <text:p text:style-name="P11"/>
      <text:p text:style-name="P12">Documentation </text:p>
      <text:p text:style-name="P12"/>
      <text:p text:style-name="P13">In-line commenting </text:p>
      <text:p text:style-name="P13"/>
      <text:p text:style-name="P13">Function commenting </text:p>
      <text:p text:style-name="P13"/>
      <text:p text:style-name="P13">Flow chart documentat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'lucida grande', tahoma, verdana, arial, sans-serif"/>
    <style:font-face style:name="Helvetica Neue1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02:34:58.959942000</meta:creation-date>
    <dc:date>2013-10-11T15:36:28.484241000</dc:date>
    <meta:editing-duration>PT42M48S</meta:editing-duration>
    <meta:editing-cycles>6</meta:editing-cycles>
    <meta:generator>LibreOffice/4.1.0.4$MacOSX_x86 LibreOffice_project/89ea49ddacd9aa532507cbf852f2bb22b1ace28</meta:generator>
    <meta:document-statistic meta:table-count="0" meta:image-count="0" meta:object-count="0" meta:page-count="2" meta:paragraph-count="14" meta:word-count="125" meta:character-count="783" meta:non-whitespace-character-count="661"/>
  </office:meta>
</office:document-meta>
</file>